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24-12-0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24-01-11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23-01-0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21-12-0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20-12-09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20-01-1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9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8-01-30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7-01-17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5-12-14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5-01-1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4-01-13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2-12-1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1-12-14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0-12-14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10-01-1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9-02-1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8-01-3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7-02-0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6-01-17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5-01-0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4-02-0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3-02-05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2-01-2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1-01-09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2000-02-0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99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9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9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9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9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8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6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6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583601</text:p>
          </table:table-cell>
          <table:table-cell office:value-type="string" calcext:value-type="string">
            <text:p>195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